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aa794" officeooo:paragraph-rsid="000aa794"/>
    </style:style>
    <style:style style:name="P2" style:family="paragraph" style:parent-style-name="Standard">
      <style:text-properties officeooo:rsid="000aa794" officeooo:paragraph-rsid="000c8275"/>
    </style:style>
    <style:style style:name="P3" style:family="paragraph" style:parent-style-name="Standard">
      <style:text-properties officeooo:paragraph-rsid="000aa794"/>
    </style:style>
    <style:style style:name="P4" style:family="paragraph" style:parent-style-name="Standard">
      <style:text-properties officeooo:rsid="00147f28" officeooo:paragraph-rsid="00147f28"/>
    </style:style>
    <style:style style:name="P5" style:family="paragraph" style:parent-style-name="Standard">
      <style:text-properties style:text-line-through-style="solid" style:text-line-through-type="single" officeooo:rsid="00147f28" officeooo:paragraph-rsid="00147f28"/>
    </style:style>
    <style:style style:name="P6" style:family="paragraph" style:parent-style-name="Standard" style:list-style-name="L1">
      <style:text-properties officeooo:rsid="000c9423" officeooo:paragraph-rsid="000aa794"/>
    </style:style>
    <style:style style:name="P7" style:family="paragraph" style:parent-style-name="Standard" style:list-style-name="L1">
      <style:text-properties officeooo:rsid="000aa794" officeooo:paragraph-rsid="000aa794"/>
    </style:style>
    <style:style style:name="P8" style:family="paragraph" style:parent-style-name="Standard">
      <style:text-properties officeooo:rsid="000aa794" officeooo:paragraph-rsid="000aa794"/>
    </style:style>
    <style:style style:name="P9" style:family="paragraph" style:parent-style-name="Standard" style:list-style-name="L2">
      <style:text-properties officeooo:paragraph-rsid="000aa794"/>
    </style:style>
    <style:style style:name="P10" style:family="paragraph" style:parent-style-name="Standard">
      <style:text-properties officeooo:rsid="001785b2" officeooo:paragraph-rsid="001785b2"/>
    </style:style>
    <style:style style:name="P11" style:family="paragraph" style:parent-style-name="Standard">
      <style:text-properties officeooo:paragraph-rsid="000aa794"/>
    </style:style>
    <style:style style:name="P12" style:family="paragraph" style:parent-style-name="Standard">
      <style:text-properties fo:font-weight="bold" officeooo:rsid="001785b2" officeooo:paragraph-rsid="001785b2" style:font-weight-asian="bold" style:font-weight-complex="bold"/>
    </style:style>
    <style:style style:name="T1" style:family="text">
      <style:text-properties officeooo:rsid="000aa794"/>
    </style:style>
    <style:style style:name="T2" style:family="text">
      <style:text-properties officeooo:rsid="000c8275"/>
    </style:style>
    <style:style style:name="T3" style:family="text">
      <style:text-properties officeooo:rsid="000e2a59"/>
    </style:style>
    <style:style style:name="T4" style:family="text">
      <style:text-properties officeooo:rsid="000fec83"/>
    </style:style>
    <style:style style:name="T5" style:family="text">
      <style:text-properties officeooo:rsid="0017ef17"/>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Write a program similar to grep. It should take a pattern and a filename as input, and search for that pattern in the file and return the line number and the entire line matching it. If pattern is not found, then report the same. If no file is specified, it should read from the standard input.</text:p>
      <text:p text:style-name="P1"/>
      <text:p text:style-name="P12">Assume th<text:span text:style-name="T5">at the search pattern contains</text:span> only 1 question mark.</text:p>
      <text:p text:style-name="P12"/>
      <text:p text:style-name="P1"><text:span text:style-name="T3">A) </text:span>Load up your program <text:s/>executable in gdb, set a breakpoint at main, start your program, and continue one line at a time until you are in the middle of your program’s execution. Take a look at the stack using where or backtrace (bt). While you are looking through gdb, answer the following questions:</text:p>
      <text:p text:style-name="P2">(hint: print <text:span text:style-name="T2">var-name</text:span>)</text:p>
      <text:list xml:id="list7542123194331710323" text:style-name="L1">
        <text:list-item>
          <text:p text:style-name="P6">Value of argv? <text:s/></text:p>
        </text:list-item>
        <text:list-item>
          <text:p text:style-name="P6">Value pointed to by argv? <text:s/></text:p>
        </text:list-item>
        <text:list-item>
          <text:p text:style-name="P6">Address of the function main? </text:p>
        </text:list-item>
        <text:list-item>
          <text:p text:style-name="P6">Type “info stack” in gdb. Explain what you see. </text:p>
        </text:list-item>
        <text:list-item>
          <text:p text:style-name="P7">Type “info frame”. Explain what you see. </text:p>
        </text:list-item>
      </text:list>
      <text:p text:style-name="P3"/>
      <text:p text:style-name="P3"><text:span text:style-name="T3">B) </text:span>Run <text:s/>objdump -x -d <text:span text:style-name="T1">&lt;program&gt; and answer the following questions:</text:span></text:p>
      <text:p text:style-name="P3"/>
      <text:list xml:id="list376393878807223822" text:style-name="L2">
        <text:list-item>
          <text:p text:style-name="P9">What file format is used for this binary? </text:p>
        </text:list-item>
        <text:list-item>
          <text:p text:style-name="P9">And what architecture is it compiled for? </text:p>
        </text:list-item>
        <text:list-item>
          <text:p text:style-name="P9">W<text:span text:style-name="T4">rite </text:span>names of <text:span text:style-name="T4">at least 5 </text:span>segments you find? </text:p>
        </text:list-item>
        <text:list-item>
          <text:p text:style-name="P9">What segment contains main function and what is the address of main? (It should be the same as what you saw in gdb) </text:p>
        </text:list-item>
        <text:list-item>
          <text:p text:style-name="P9">Do you see the stack segment anywhere? What about the heap? Explain.</text:p>
        </text:list-item>
      </text:list>
      <text:p text:style-name="P3"/>
      <text:p text:style-name="P4">Test cases:</text:p>
      <text:p text:style-name="P4">grep a?b</text:p>
      <text:p text:style-name="P4"/>
      <text:p text:style-name="P4">ab</text:p>
      <text:p text:style-name="P4">acb</text:p>
      <text:p text:style-name="P4">a1b</text:p>
      <text:p text:style-name="P5">a11b</text:p>
      <text:p text:style-name="P5">a#b</text:p>
      <text:p text:style-name="P3"/>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7T13:05:20.309257121</meta:creation-date>
    <dc:date>2017-08-17T15:12:10.531070158</dc:date>
    <meta:editing-duration>PT1H32M54S</meta:editing-duration>
    <meta:editing-cycles>10</meta:editing-cycles>
    <meta:generator>LibreOffice/5.1.6.2$Linux_X86_64 LibreOffice_project/10m0$Build-2</meta:generator>
    <meta:document-statistic meta:table-count="0" meta:image-count="0" meta:object-count="0" meta:page-count="1" meta:paragraph-count="22" meta:word-count="242" meta:character-count="1277" meta:non-whitespace-character-count="1054"/>
  </office:meta>
</office:document-meta>
</file>